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font-size="10pt" officeooo:paragraph-rsid="001295e1" style:font-size-asian="10pt" style:font-size-complex="10pt"/>
    </style:style>
    <style:style style:name="P2" style:family="paragraph" style:parent-style-name="Footer">
      <style:paragraph-properties fo:text-align="end" style:justify-single-word="false"/>
    </style:style>
    <style:style style:name="P3" style:family="paragraph" style:parent-style-name="Heading">
      <style:paragraph-properties fo:text-align="center" style:justify-single-word="false"/>
      <style:text-properties fo:font-size="80pt" fo:font-weight="bold" style:font-size-asian="80pt" style:font-weight-asian="bold" style:font-size-complex="80pt" style:font-weight-complex="bold"/>
    </style:style>
    <style:style style:name="P4" style:family="paragraph" style:parent-style-name="Heading">
      <style:paragraph-properties fo:text-align="center" style:justify-single-word="false"/>
      <style:text-properties fo:font-size="80pt" fo:font-weight="bold" officeooo:rsid="001295e1" officeooo:paragraph-rsid="001295e1" style:font-size-asian="80pt" style:font-weight-asian="bold" style:font-size-complex="80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text-properties officeooo:rsid="0012bd37" officeooo:paragraph-rsid="0012bd37"/>
    </style:style>
    <style:style style:name="P7" style:family="paragraph" style:parent-style-name="Text_20_body">
      <style:text-properties officeooo:rsid="0014f08d" officeooo:paragraph-rsid="0014f08d"/>
    </style:style>
    <style:style style:name="P8" style:family="paragraph" style:parent-style-name="Text_20_body">
      <style:text-properties style:font-name="Tlwg Typist" officeooo:paragraph-rsid="001944fd"/>
    </style:style>
    <style:style style:name="P9" style:family="paragraph" style:parent-style-name="Text_20_body">
      <style:text-properties style:font-name="Tlwg Typist" fo:font-size="14pt" officeooo:rsid="0019b936" officeooo:paragraph-rsid="0019b936" style:font-size-asian="12.25pt" style:font-size-complex="14pt"/>
    </style:style>
    <style:style style:name="P10" style:family="paragraph" style:parent-style-name="Text_20_body">
      <style:text-properties style:font-name="Tlwg Typist" officeooo:paragraph-rsid="00222b08"/>
    </style:style>
    <style:style style:name="P11" style:family="paragraph" style:parent-style-name="Text_20_body">
      <style:text-properties officeooo:paragraph-rsid="00181813"/>
    </style:style>
    <style:style style:name="P12" style:family="paragraph" style:parent-style-name="Text_20_body">
      <style:text-properties officeooo:rsid="001944fd" officeooo:paragraph-rsid="001944fd"/>
    </style:style>
    <style:style style:name="P13" style:family="paragraph" style:parent-style-name="Text_20_body">
      <style:text-properties officeooo:paragraph-rsid="001944fd"/>
    </style:style>
    <style:style style:name="P14" style:family="paragraph" style:parent-style-name="Text_20_body">
      <style:text-properties officeooo:paragraph-rsid="0019b936"/>
    </style:style>
    <style:style style:name="P15" style:family="paragraph" style:parent-style-name="Text_20_body">
      <style:text-properties officeooo:rsid="0019b936" officeooo:paragraph-rsid="0019b936"/>
    </style:style>
    <style:style style:name="P16" style:family="paragraph" style:parent-style-name="Text_20_body">
      <style:text-properties fo:font-size="14pt" officeooo:rsid="0019b936" officeooo:paragraph-rsid="0019b936" style:font-size-asian="12.25pt" style:font-size-complex="14pt"/>
    </style:style>
    <style:style style:name="P17" style:family="paragraph" style:parent-style-name="Text_20_body">
      <style:text-properties style:font-name="Times New Roman" officeooo:rsid="0019b936" officeooo:paragraph-rsid="0019b936"/>
    </style:style>
    <style:style style:name="P18" style:family="paragraph" style:parent-style-name="Text_20_body">
      <style:text-properties style:font-name="Times New Roman" officeooo:rsid="001a5150" officeooo:paragraph-rsid="001a5150"/>
    </style:style>
    <style:style style:name="P19" style:family="paragraph" style:parent-style-name="Text_20_body">
      <style:text-properties style:font-name="Times New Roman" fo:font-size="12pt" officeooo:rsid="001944fd" officeooo:paragraph-rsid="001c499b" style:font-size-asian="12pt" style:font-size-complex="12pt"/>
    </style:style>
    <style:style style:name="P20" style:family="paragraph" style:parent-style-name="Text_20_body">
      <style:text-properties style:font-name="Times New Roman" fo:font-size="14pt" officeooo:rsid="0019b936" officeooo:paragraph-rsid="0019b936" style:font-size-asian="12.25pt" style:font-size-complex="14pt"/>
    </style:style>
    <style:style style:name="P21" style:family="paragraph" style:parent-style-name="Text_20_body">
      <style:text-properties style:font-name="Times New Roman" fo:font-size="14pt" officeooo:rsid="001cd3d0" officeooo:paragraph-rsid="001cd3d0" style:font-size-asian="12.25pt" style:font-size-complex="14pt"/>
    </style:style>
    <style:style style:name="P22" style:family="paragraph" style:parent-style-name="Text_20_body">
      <style:text-properties style:font-name="Times New Roman" fo:font-size="14pt" officeooo:rsid="00222b08" officeooo:paragraph-rsid="00222b08" style:font-size-asian="14pt" style:font-size-complex="14pt"/>
    </style:style>
    <style:style style:name="P23" style:family="paragraph" style:parent-style-name="Text_20_body">
      <style:text-properties style:font-name="Times New Roman" fo:font-size="14pt" officeooo:rsid="00242027" officeooo:paragraph-rsid="00242027" style:font-size-asian="14pt" style:font-size-complex="14pt"/>
    </style:style>
    <style:style style:name="P24" style:family="paragraph" style:parent-style-name="Text_20_body">
      <style:text-properties officeooo:paragraph-rsid="001cdbd3"/>
    </style:style>
    <style:style style:name="P25" style:family="paragraph" style:parent-style-name="Text_20_body">
      <style:text-properties officeooo:rsid="001ffa33" officeooo:paragraph-rsid="001ffa33"/>
    </style:style>
    <style:style style:name="P26" style:family="paragraph" style:parent-style-name="Text_20_body">
      <style:text-properties officeooo:paragraph-rsid="00213c01"/>
    </style:style>
    <style:style style:name="P27" style:family="paragraph" style:parent-style-name="Text_20_body">
      <style:text-properties officeooo:rsid="00222b08" officeooo:paragraph-rsid="00222b08"/>
    </style:style>
    <style:style style:name="P28" style:family="paragraph" style:parent-style-name="Text_20_body">
      <style:text-properties officeooo:paragraph-rsid="00222b08"/>
    </style:style>
    <style:style style:name="P29" style:family="paragraph" style:parent-style-name="Text_20_body">
      <style:text-properties officeooo:rsid="00242027" officeooo:paragraph-rsid="00242027"/>
    </style:style>
    <style:style style:name="P30" style:family="paragraph" style:parent-style-name="Text_20_body">
      <style:paragraph-properties fo:text-align="justify" style:justify-single-word="false" fo:break-before="page"/>
    </style:style>
    <style:style style:name="P31" style:family="paragraph" style:parent-style-name="Preformatted_20_Text">
      <style:text-properties style:font-name="Tlwg Typist" fo:font-style="normal" officeooo:rsid="0014f08d" officeooo:paragraph-rsid="0014f08d" style:font-style-asian="normal" style:font-style-complex="normal"/>
    </style:style>
    <style:style style:name="P32" style:family="paragraph" style:parent-style-name="Preformatted_20_Text">
      <style:text-properties style:font-name="Tlwg Typist" fo:font-size="14pt" officeooo:paragraph-rsid="00181813" style:font-size-asian="14pt" style:font-size-complex="14pt"/>
    </style:style>
    <style:style style:name="P33" style:family="paragraph" style:parent-style-name="Preformatted_20_Text">
      <style:text-properties style:font-name="Tlwg Typist" fo:font-size="14pt" officeooo:rsid="00242027" officeooo:paragraph-rsid="00242027" style:font-size-asian="14pt" style:font-size-complex="14pt"/>
    </style:style>
    <style:style style:name="P34" style:family="paragraph" style:parent-style-name="Preformatted_20_Text">
      <style:text-properties style:font-name="Tlwg Typist" fo:font-size="14pt" officeooo:rsid="002544da" officeooo:paragraph-rsid="002544da" style:font-size-asian="14pt" style:font-size-complex="14pt"/>
    </style:style>
    <style:style style:name="P35" style:family="paragraph" style:parent-style-name="Preformatted_20_Text">
      <style:text-properties style:font-name="Tlwg Typist" fo:font-size="12pt" officeooo:rsid="001a5150" officeooo:paragraph-rsid="001a5150" style:font-size-asian="12pt" style:font-size-complex="12pt"/>
    </style:style>
    <style:style style:name="P36" style:family="paragraph" style:parent-style-name="Preformatted_20_Text">
      <style:paragraph-properties fo:text-align="start" style:justify-single-word="false"/>
      <style:text-properties style:font-name="Tlwg Typist" fo:font-size="12pt" officeooo:rsid="00222b08" officeooo:paragraph-rsid="00222b08" style:font-size-asian="12pt" style:font-size-complex="12pt"/>
    </style:style>
    <style:style style:name="P37" style:family="paragraph" style:parent-style-name="Preformatted_20_Text">
      <style:text-properties style:font-name="Tlwg Typist" fo:font-size="12pt" officeooo:rsid="00242027" officeooo:paragraph-rsid="00242027" style:font-size-asian="12pt" style:font-size-complex="12pt"/>
    </style:style>
    <style:style style:name="P38" style:family="paragraph" style:parent-style-name="Preformatted_20_Text">
      <style:text-properties style:font-name="Times New Roman" fo:font-size="14pt" officeooo:rsid="00242027" officeooo:paragraph-rsid="00242027" style:font-size-asian="14pt" style:font-size-complex="14pt"/>
    </style:style>
    <style:style style:name="P39" style:family="paragraph" style:parent-style-name="Preformatted_20_Text">
      <style:text-properties style:font-name="Times New Roman" fo:font-size="14pt" officeooo:rsid="002544da" officeooo:paragraph-rsid="002544da" style:font-size-asian="14pt" style:font-size-complex="14pt"/>
    </style:style>
    <style:style style:name="P40" style:family="paragraph" style:parent-style-name="Standard">
      <style:text-properties style:font-name="Tlwg Typist" fo:font-size="12pt" officeooo:paragraph-rsid="002d1fcd" style:font-size-asian="12pt" style:font-size-complex="12pt"/>
    </style:style>
    <style:style style:name="P41" style:family="paragraph" style:parent-style-name="Preformatted_20_Text">
      <style:text-properties fo:color="#000000" style:font-name="Tlwg Typist" fo:font-size="14pt" fo:font-style="normal" officeooo:rsid="0014f08d" officeooo:paragraph-rsid="0014f08d" style:font-size-asian="14pt" style:font-style-asian="normal" style:font-size-complex="14pt" style:font-style-complex="normal"/>
    </style:style>
    <style:style style:name="P42" style:family="paragraph" style:parent-style-name="Preformatted_20_Text">
      <style:text-properties fo:color="#000000" style:font-name="Tlwg Typist" fo:font-size="14pt" officeooo:rsid="00242027" officeooo:paragraph-rsid="00242027" style:font-size-asian="14pt" style:font-size-complex="14pt"/>
    </style:style>
    <style:style style:name="P43" style:family="paragraph" style:parent-style-name="Preformatted_20_Text">
      <style:text-properties fo:color="#000000" style:font-name="Tlwg Typist" fo:font-size="14pt" officeooo:rsid="002544da" officeooo:paragraph-rsid="002544da" style:font-size-asian="14pt" style:font-size-complex="14pt"/>
    </style:style>
    <style:style style:name="P44" style:family="paragraph" style:parent-style-name="Preformatted_20_Text">
      <style:paragraph-properties fo:text-align="start" style:justify-single-word="false"/>
      <style:text-properties fo:color="#000000" style:font-name="Times New Roman" fo:font-size="14pt" officeooo:rsid="00222b08" officeooo:paragraph-rsid="00222b08" style:font-size-asian="14pt" style:font-size-complex="14pt"/>
    </style:style>
    <style:style style:name="P45" style:family="paragraph" style:parent-style-name="Preformatted_20_Text">
      <style:text-properties fo:color="#000000" style:font-name="Times New Roman" fo:font-size="14pt" officeooo:rsid="00242027" officeooo:paragraph-rsid="00242027" style:font-size-asian="14pt" style:font-size-complex="14pt"/>
    </style:style>
    <style:style style:name="P46" style:family="paragraph" style:parent-style-name="Preformatted_20_Text">
      <style:text-properties fo:color="#000000" style:font-name="Times New Roman" fo:font-size="14pt" officeooo:rsid="002544da" officeooo:paragraph-rsid="002544da" style:font-size-asian="14pt" style:font-size-complex="14pt"/>
    </style:style>
    <style:style style:name="P47" style:family="paragraph" style:parent-style-name="Preformatted_20_Text">
      <style:text-properties fo:color="#000000" style:font-name="Times New Roman" fo:font-size="14pt" officeooo:rsid="00267fed" officeooo:paragraph-rsid="00267fed" style:font-size-asian="14pt" style:font-size-complex="14pt"/>
    </style:style>
    <style:style style:name="P48" style:family="paragraph" style:parent-style-name="Preformatted_20_Text">
      <style:text-properties style:font-name="Times New Roman" officeooo:rsid="002c0cc2" officeooo:paragraph-rsid="002c0cc2"/>
    </style:style>
    <style:style style:name="P49" style:family="paragraph" style:parent-style-name="Preformatted_20_Text">
      <style:text-properties style:font-name="Times New Roman" fo:font-size="14pt" officeooo:rsid="002d1fcd" officeooo:paragraph-rsid="002d1fcd" style:font-size-asian="12.25pt" style:font-size-complex="14pt"/>
    </style:style>
    <style:style style:name="P50" style:family="paragraph" style:parent-style-name="Preformatted_20_Text">
      <style:text-properties officeooo:paragraph-rsid="002d1fcd"/>
    </style:style>
    <style:style style:name="P51" style:family="paragraph" style:parent-style-name="Preformatted_20_Text">
      <style:text-properties officeooo:rsid="002d1fcd" officeooo:paragraph-rsid="002d1fcd"/>
    </style:style>
    <style:style style:name="P52" style:family="paragraph" style:parent-style-name="Preformatted_20_Text">
      <style:paragraph-properties fo:margin-left="0cm" fo:margin-right="0cm" fo:margin-top="0cm" fo:margin-bottom="0cm" style:contextual-spacing="false" fo:text-indent="0cm" style:auto-text-indent="false"/>
      <style:text-properties style:font-name="Tlwg Typist" fo:font-size="12pt" officeooo:rsid="002c0cc2" officeooo:paragraph-rsid="002d1fcd" style:font-size-asian="12pt" style:font-size-complex="12pt"/>
    </style:style>
    <style:style style:name="P53" style:family="paragraph" style:parent-style-name="Text_20_body">
      <style:text-properties style:font-name="Times New Roman" fo:font-size="14pt" officeooo:rsid="0019b936" style:font-size-asian="14pt" style:font-size-complex="14pt"/>
    </style:style>
    <style:style style:name="P54" style:family="paragraph" style:parent-style-name="Text_20_body">
      <style:text-properties fo:font-size="14pt" officeooo:rsid="001944fd" officeooo:paragraph-rsid="001944fd" style:font-size-asian="14pt" style:font-size-complex="14pt"/>
    </style:style>
    <style:style style:name="P55" style:family="paragraph" style:parent-style-name="Text_20_body">
      <style:text-properties fo:font-size="14pt" officeooo:rsid="0027a8f0" officeooo:paragraph-rsid="0027a8f0" style:font-size-asian="14pt" style:font-size-complex="14pt"/>
    </style:style>
    <style:style style:name="P56" style:family="paragraph" style:parent-style-name="Text_20_body">
      <style:text-properties fo:font-size="14pt" officeooo:rsid="002c0cc2" officeooo:paragraph-rsid="002c0cc2" style:font-size-asian="14pt" style:font-size-complex="14pt"/>
    </style:style>
    <style:style style:name="P57" style:family="paragraph" style:parent-style-name="Text_20_body">
      <style:text-properties fo:color="#000000" style:font-name="Tlwg Typist" fo:font-size="14pt" officeooo:rsid="0019b936" officeooo:paragraph-rsid="0019b936" style:font-size-asian="14pt" style:font-size-complex="14pt"/>
    </style:style>
    <style:style style:name="P58" style:family="paragraph" style:parent-style-name="Text_20_body">
      <style:text-properties fo:color="#000000" style:font-name="Times New Roman" fo:font-size="14pt" officeooo:rsid="0019b936" officeooo:paragraph-rsid="0019b936" style:font-size-asian="14pt" style:font-size-complex="14pt"/>
    </style:style>
    <style:style style:name="P59" style:family="paragraph" style:parent-style-name="Text_20_body">
      <style:text-properties fo:color="#000000" style:font-name="Times New Roman" fo:font-size="14pt" officeooo:rsid="001a5150" officeooo:paragraph-rsid="001a5150" style:font-size-asian="14pt" style:font-size-complex="14pt"/>
    </style:style>
    <style:style style:name="P60" style:family="paragraph" style:parent-style-name="Text_20_body">
      <style:text-properties fo:color="#000000" style:font-name="Times New Roman" fo:font-size="14pt" officeooo:rsid="00222b08" officeooo:paragraph-rsid="00222b08" style:font-size-asian="14pt" style:font-size-complex="14pt"/>
    </style:style>
    <style:style style:name="P61" style:family="paragraph" style:parent-style-name="Text_20_body">
      <style:text-properties fo:color="#000000" style:font-name="Times New Roman" fo:font-size="14pt" officeooo:rsid="0023eb6a" officeooo:paragraph-rsid="0023eb6a" style:font-size-asian="14pt" style:font-size-complex="14pt"/>
    </style:style>
    <style:style style:name="P62" style:family="paragraph" style:parent-style-name="Text_20_body">
      <style:text-properties fo:color="#000000" style:font-name="Times New Roman" fo:font-size="14pt" officeooo:rsid="002544da" officeooo:paragraph-rsid="002544da" style:font-size-asian="14pt" style:font-size-complex="14pt"/>
    </style:style>
    <style:style style:name="P63" style:family="paragraph" style:parent-style-name="Text_20_body">
      <style:text-properties fo:color="#000000" style:font-name="Times New Roman" fo:font-size="14pt" officeooo:rsid="0026fe91" officeooo:paragraph-rsid="0026fe91" style:font-size-asian="14pt" style:font-size-complex="14pt"/>
    </style:style>
    <style:style style:name="P64" style:family="paragraph" style:parent-style-name="Text_20_body">
      <style:text-properties fo:color="#000000" fo:font-size="14pt" officeooo:rsid="001cdbd3" officeooo:paragraph-rsid="001cdbd3" style:font-size-asian="14pt" style:font-size-complex="14pt"/>
    </style:style>
    <style:style style:name="P65" style:family="paragraph" style:parent-style-name="Text_20_body">
      <style:text-properties fo:color="#000000" fo:font-size="14pt" officeooo:rsid="00242027" officeooo:paragraph-rsid="00242027" style:font-size-asian="14pt" style:font-size-complex="14pt"/>
    </style:style>
    <style:style style:name="P66" style:family="paragraph" style:parent-style-name="Text_20_body" style:list-style-name=""/>
    <style:style style:name="P67" style:family="paragraph" style:parent-style-name="Text_20_body">
      <style:text-properties officeooo:paragraph-rsid="0027a8f0"/>
    </style:style>
    <style:style style:name="P68" style:family="paragraph" style:parent-style-name="Text_20_body">
      <style:text-properties officeooo:rsid="002c0cc2" officeooo:paragraph-rsid="002c0cc2"/>
    </style:style>
    <style:style style:name="P69" style:family="paragraph" style:parent-style-name="Heading_20_2">
      <style:text-properties officeooo:rsid="0014f08d" officeooo:paragraph-rsid="0014f08d"/>
    </style:style>
    <style:style style:name="P70" style:family="paragraph" style:parent-style-name="Heading_20_2">
      <style:text-properties fo:color="#000000" fo:font-size="14pt" officeooo:rsid="00213c01" officeooo:paragraph-rsid="00213c01" style:font-size-asian="14pt" style:font-size-complex="14pt"/>
    </style:style>
    <style:style style:name="P71" style:family="paragraph" style:parent-style-name="Heading_20_2">
      <style:paragraph-properties fo:break-before="page"/>
    </style:style>
    <style:style style:name="P72" style:family="paragraph" style:parent-style-name="Heading_20_1">
      <style:paragraph-properties fo:text-align="center" style:justify-single-word="false"/>
      <style:text-properties fo:font-size="80pt" style:font-size-asian="80pt" style:font-size-complex="80pt"/>
    </style:style>
    <style:style style:name="P73" style:family="paragraph" style:parent-style-name="Heading_20_1">
      <style:paragraph-properties fo:text-align="center" style:justify-single-word="false"/>
    </style:style>
    <style:style style:name="P74" style:family="paragraph" style:parent-style-name="Heading_20_1">
      <style:text-properties officeooo:rsid="0014a9f5" officeooo:paragraph-rsid="0014a9f5"/>
    </style:style>
    <style:style style:name="P75" style:family="paragraph" style:parent-style-name="Heading_20_1">
      <style:text-properties officeooo:rsid="0013c7c0" officeooo:paragraph-rsid="0013c7c0"/>
    </style:style>
    <style:style style:name="P76" style:family="paragraph" style:parent-style-name="Heading_20_1">
      <style:text-properties fo:color="#000000" fo:font-size="14pt" officeooo:rsid="001cdbd3" officeooo:paragraph-rsid="001cdbd3" style:font-size-asian="14pt" style:font-size-complex="14pt"/>
    </style:style>
    <style:style style:name="P77" style:family="paragraph" style:parent-style-name="Heading_20_1">
      <style:text-properties officeooo:rsid="0027a8f0" officeooo:paragraph-rsid="0027a8f0"/>
    </style:style>
    <style:style style:name="P78" style:family="paragraph" style:parent-style-name="Heading_20_1">
      <style:paragraph-properties fo:break-before="page"/>
      <style:text-properties officeooo:rsid="0013c7c0" officeooo:paragraph-rsid="0013c7c0"/>
    </style:style>
    <style:style style:name="T1" style:family="text">
      <style:text-properties officeooo:rsid="001295e1"/>
    </style:style>
    <style:style style:name="T2" style:family="text">
      <style:text-properties officeooo:rsid="0012bd37"/>
    </style:style>
    <style:style style:name="T3" style:family="text">
      <style:text-properties fo:font-size="14pt" style:font-size-asian="14pt" style:font-size-complex="14pt"/>
    </style:style>
    <style:style style:name="T4" style:family="text">
      <style:text-properties fo:font-size="14pt" officeooo:rsid="0014f08d" style:font-size-asian="14pt" style:font-size-complex="14pt"/>
    </style:style>
    <style:style style:name="T5" style:family="text">
      <style:text-properties fo:font-size="14pt" officeooo:rsid="00163ab7" style:font-size-asian="14pt" style:font-size-complex="14pt"/>
    </style:style>
    <style:style style:name="T6" style:family="text">
      <style:text-properties fo:font-size="14pt" officeooo:rsid="00181813" style:font-size-asian="14pt" style:font-size-complex="14pt"/>
    </style:style>
    <style:style style:name="T7" style:family="text">
      <style:text-properties fo:font-size="14pt" officeooo:rsid="00191078" style:font-size-asian="14pt" style:font-size-complex="14pt"/>
    </style:style>
    <style:style style:name="T8" style:family="text">
      <style:text-properties fo:font-size="14pt" officeooo:rsid="001944fd" style:font-size-asian="14pt" style:font-size-complex="14pt"/>
    </style:style>
    <style:style style:name="T9" style:family="text">
      <style:text-properties fo:font-size="14pt" officeooo:rsid="0019b936" style:font-size-asian="14pt" style:font-size-complex="14pt"/>
    </style:style>
    <style:style style:name="T10" style:family="text">
      <style:text-properties fo:font-size="14pt" officeooo:rsid="001c9d15" style:font-size-asian="14pt" style:font-size-complex="14pt"/>
    </style:style>
    <style:style style:name="T11" style:family="text">
      <style:text-properties fo:color="#c0c0c0"/>
    </style:style>
    <style:style style:name="T12" style:family="text">
      <style:text-properties fo:color="#c0c0c0" fo:font-size="14pt" style:font-size-asian="14pt" style:font-size-complex="14pt"/>
    </style:style>
    <style:style style:name="T13" style:family="text">
      <style:text-properties fo:color="#c0c0c0" fo:font-size="14pt" style:font-size-asian="12.25pt" style:font-size-complex="14pt"/>
    </style:style>
    <style:style style:name="T14" style:family="text">
      <style:text-properties fo:color="#c0c0c0" style:font-name="Tlwg Typist"/>
    </style:style>
    <style:style style:name="T15" style:family="text">
      <style:text-properties fo:color="#000000"/>
    </style:style>
    <style:style style:name="T16" style:family="text">
      <style:text-properties fo:color="#000000" fo:font-size="14pt" style:font-size-asian="14pt" style:font-size-complex="14pt"/>
    </style:style>
    <style:style style:name="T17" style:family="text">
      <style:text-properties fo:color="#000000" fo:font-size="14pt" officeooo:rsid="001c9262" style:font-size-asian="14pt" style:font-size-complex="14pt"/>
    </style:style>
    <style:style style:name="T18" style:family="text">
      <style:text-properties fo:color="#000000" fo:font-size="14pt" officeooo:rsid="001cd3d0" style:font-size-asian="14pt" style:font-size-complex="14pt"/>
    </style:style>
    <style:style style:name="T19" style:family="text">
      <style:text-properties fo:color="#000000" fo:font-size="14pt" officeooo:rsid="001cdbd3" style:font-size-asian="14pt" style:font-size-complex="14pt"/>
    </style:style>
    <style:style style:name="T20" style:family="text">
      <style:text-properties fo:color="#000000" fo:font-size="14pt" officeooo:rsid="00213c01" style:font-size-asian="14pt" style:font-size-complex="14pt"/>
    </style:style>
    <style:style style:name="T21" style:family="text">
      <style:text-properties fo:color="#000000" fo:font-size="14pt" officeooo:rsid="00222b08" style:font-size-asian="14pt" style:font-size-complex="14pt"/>
    </style:style>
    <style:style style:name="T22" style:family="text">
      <style:text-properties fo:color="#000000" fo:font-size="14pt" style:font-size-asian="12.25pt" style:font-size-complex="14pt"/>
    </style:style>
    <style:style style:name="T23" style:family="text">
      <style:text-properties fo:color="#000000" fo:font-size="14pt" officeooo:rsid="002d1fcd" style:font-size-asian="12.25pt" style:font-size-complex="14pt"/>
    </style:style>
    <style:style style:name="T24" style:family="text">
      <style:text-properties fo:color="#000000" style:font-name="Tlwg Typist"/>
    </style:style>
    <style:style style:name="T25" style:family="text">
      <style:text-properties fo:color="#000000" style:font-name="Tlwg Typist" fo:font-size="14pt" style:font-size-asian="14pt" style:font-size-complex="14pt"/>
    </style:style>
    <style:style style:name="T26" style:family="text">
      <style:text-properties fo:color="#000000" style:font-name="Times New Roman" fo:font-size="14pt" style:font-size-asian="14pt" style:font-size-complex="14pt"/>
    </style:style>
    <style:style style:name="T27" style:family="text">
      <style:text-properties fo:color="#000000" officeooo:rsid="002544da"/>
    </style:style>
    <style:style style:name="T28" style:family="text">
      <style:text-properties fo:color="#000000" officeooo:rsid="00242027"/>
    </style:style>
    <style:style style:name="T29" style:family="text">
      <style:text-properties fo:color="#000000" style:font-name="Times New Roman" fo:font-size="14pt" style:font-size-asian="12.25pt" style:font-size-complex="14pt"/>
    </style:style>
    <style:style style:name="T30" style:family="text">
      <style:text-properties fo:color="#000000" style:font-name="Times New Roman" fo:font-size="14pt" officeooo:rsid="002d1fcd" style:font-size-asian="12.25pt" style:font-size-complex="14pt"/>
    </style:style>
    <style:style style:name="T31" style:family="text">
      <style:text-properties fo:color="#808000"/>
    </style:style>
    <style:style style:name="T32" style:family="text">
      <style:text-properties fo:color="#808000" fo:font-size="14pt" style:font-size-asian="14pt" style:font-size-complex="14pt"/>
    </style:style>
    <style:style style:name="T33" style:family="text">
      <style:text-properties fo:color="#808000" fo:font-size="14pt" style:font-size-asian="12.25pt" style:font-size-complex="14pt"/>
    </style:style>
    <style:style style:name="T34" style:family="text">
      <style:text-properties fo:color="#808000" style:font-name="Tlwg Typist"/>
    </style:style>
    <style:style style:name="T35" style:family="text">
      <style:text-properties style:font-name="Times New Roman" fo:font-size="14pt" officeooo:rsid="0019b936" style:font-size-asian="14pt" style:font-size-complex="14pt"/>
    </style:style>
    <style:style style:name="T36" style:family="text">
      <style:text-properties style:font-name="Tlwg Typist"/>
    </style:style>
    <style:style style:name="T37" style:family="text">
      <style:text-properties officeooo:rsid="001a5150"/>
    </style:style>
    <style:style style:name="T38" style:family="text">
      <style:text-properties fo:color="#800080"/>
    </style:style>
    <style:style style:name="T39" style:family="text">
      <style:text-properties officeooo:rsid="00299b1e"/>
    </style:style>
    <style:style style:name="T40" style:family="text">
      <style:text-properties fo:color="#000080"/>
    </style:style>
    <style:style style:name="T41" style:family="text">
      <style:text-properties fo:color="#000080" fo:font-size="14pt" style:font-size-asian="12.25pt" style:font-size-complex="14pt"/>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
      <text:p text:style-name="P3">TP<text:span text:style-name="T1">1</text:span></text:p>
      <text:p text:style-name="P4">GRAPHES</text:p>
      <text:h text:style-name="P73" text:outline-level="1"/>
      <text:h text:style-name="P73" text:outline-level="1"/>
      <text:h text:style-name="P73" text:outline-level="1"><text:s/></text:h>
      <text:p text:style-name="P5"/>
      <text:p text:style-name="P30"/>
      <text:h text:style-name="P74" text:outline-level="1">Supposition</text:h>
      <text:p text:style-name="Text_20_body"/>
      <text:p text:style-name="Text_20_body"><text:tab/><text:span text:style-name="T4">Le graphe à traiter est sans circuit.</text:span></text:p>
      <text:p text:style-name="P7"><text:span text:style-name="T4">D</text:span><text:span text:style-name="T3">ans le fichier de description du graphe, les activités sont écrites dans l'ordre.</text:span></text:p>
      <text:h text:style-name="P75" text:outline-level="1"/>
      <text:h text:style-name="P75" text:outline-level="1">Listing Complet Du Programme</text:h>
      <text:h text:style-name="P69" text:outline-level="2">Seance 1</text:h>
      <text:p text:style-name="P7"/>
      <text:p text:style-name="P7"><text:tab/><text:span text:style-name="T3">Le parcours en profondeur est réalisé par la fonction :</text:span></text:p>
      <text:p text:style-name="P31"><text:span text:style-name="T3">vector</text:span><text:span text:style-name="T12"> </text:span><text:span text:style-name="T16">&lt;</text:span><text:span text:style-name="T32">int</text:span><text:span text:style-name="T16">&gt;</text:span><text:span text:style-name="T12"> </text:span><text:span text:style-name="T16">DFS()</text:span></text:p>
      <text:p text:style-name="P41"/>
      <text:p text:style-name="P11"><text:span text:style-name="T5">Elle permet de réaliser un tri topologique et renvoie donc l</text:span><text:span text:style-name="T6">es numéros de</text:span><text:span text:style-name="T7">s sommets triés</text:span><text:span text:style-name="T6">. </text:span><text:span text:style-name="T7">Il a été implémenté de la même façon que celle vue en cours. </text:span><text:span text:style-name="T10">(Les programmes on été commentés)</text:span></text:p>
      <text:p text:style-name="P11"/>
      <text:p text:style-name="P11"><text:tab/><text:span text:style-name="T9">L'affichage des vecteurs d'entiers peut se faire avec la fonction</text:span></text:p>
      <text:p text:style-name="P32"><text:span text:style-name="T31">void</text:span><text:span text:style-name="T11"> </text:span><text:span text:style-name="T15">afficheIntVector(</text:span>vector<text:span text:style-name="T15">&lt;</text:span><text:span text:style-name="T31">int</text:span><text:span text:style-name="T15">&gt;</text:span><text:span text:style-name="T11"> </text:span><text:span text:style-name="T15">v)</text:span></text:p>
      <text:p text:style-name="P32"/>
      <text:p text:style-name="P14"><text:tab/><text:span text:style-name="T35">Avec Test_10_trie.dat (i.e Test_10.dat en ayant trié les sommets dans le fichier)</text:span></text:p>
      <text:p text:style-name="P16">On obtient :</text:p>
      <text:p text:style-name="P9">v[0] 0 v[1] 4 v[2] 2 v[3] 1 v[4] 6 v[5] 3 v[6] 8 v[7] 5 v[8] 7 v[9] 9 </text:p>
      <text:p text:style-name="P16">Ce qui signifie que les Activités sont triés dans cet ordre :</text:p>
      <text:p text:style-name="P16">0,4,2,1,6,3,8,5,7,9</text:p>
      <text:p text:style-name="P16">Ce qui est bien le <text:span text:style-name="T37">résultat</text:span> trouvé manuellement. </text:p>
      <text:p text:style-name="P53"/>
      <text:p text:style-name="P13"><text:soft-page-break/><text:span text:style-name="T7">L</text:span><text:span text:style-name="T8">a fonction </text:span></text:p>
      <text:p text:style-name="P8">vector<text:span text:style-name="T11"> </text:span><text:span text:style-name="T15">&lt;</text:span><text:span text:style-name="T31">int</text:span><text:span text:style-name="T15">&gt;</text:span><text:span text:style-name="T11"> </text:span><text:span text:style-name="T15">longueurCheminOpti()</text:span></text:p>
      <text:p text:style-name="P54">Renvoie la longueur du chemin optimiste le plus court entre s et chaque sommet.</text:p>
      <text:p text:style-name="P12"/>
      <text:p text:style-name="P15"><text:span text:style-name="T3">En utilisant </text:span><text:span text:style-name="T25">afficheIntVector </text:span><text:span text:style-name="T26">on obtient :</text:span></text:p>
      <text:p text:style-name="P57">v[0] 0 v[1] 1 v[2] 1 v[3] 8 v[4] 1 v[5] 7 v[6] 7 v[7] 8 v[8] 7 v[9] 10 </text:p>
      <text:p text:style-name="P58">Ce qui signifie que le sommet 0 est à une distance 0 de la source, le sommet 1 à une distance de 1, etc.</text:p>
      <text:p text:style-name="P58">Ce qui correspond bien à ce qui est calculé manuellement.</text:p>
      <text:p text:style-name="P20"/>
      <text:p text:style-name="P21">L'algorithme se déroule ainsi : </text:p>
      <text:p text:style-name="P21">On initialise toutes les distances des activités au sommet à l'infini.</text:p>
      <text:p text:style-name="P21">La distance du sommet est mise à 0.</text:p>
      <text:p text:style-name="P21">On fait un tri topologique, puis pour chacun de ses sommets pris dans l'ordre, on regarde ses successeurs.</text:p>
      <text:p text:style-name="P21"><text:tab/>Si la durée minimal de l'activité + la distance de l'activité est inférieur &lt; distance du successeur</text:p>
      <text:p text:style-name="P21"><text:tab/>Alors distance du successeur = <text:s/>durée minimal de l'activité + la distance de l'activité</text:p>
      <text:p text:style-name="P21"/>
      <text:p text:style-name="P21">Ainsi grace au tri topologique et au fait que le graphe n'a pas de circuit, lorsqu'on traite un sommet, on a déjà traité tous ses prédécesseurs donc on ne peut plus diminuer sa distance. Si il n'avait pas de prédécesseur, sa distance reste à l'infini car il est impossible d'aller de s à ce sommet.</text:p>
      <text:p text:style-name="P17"/>
      <text:p text:style-name="P59">De même la fonction</text:p>
      <text:p text:style-name="P35">vector<text:span text:style-name="T11"> </text:span><text:span text:style-name="T15">&lt;</text:span><text:span text:style-name="T31">int</text:span><text:span text:style-name="T15">&gt;</text:span><text:span text:style-name="T11"> </text:span><text:span text:style-name="T15">longueurCheminPessi()</text:span></text:p>
      <text:p text:style-name="P35"/>
      <text:p text:style-name="P19"><text:span text:style-name="T16">Renvoie la longueur du chemin </text:span><text:span text:style-name="T17">pessimiste</text:span><text:span text:style-name="T16"> le plus court entre s et chaque sommet </text:span><text:span text:style-name="T18">de la même façon.</text:span></text:p>
      <text:p text:style-name="P18"><text:soft-page-break/></text:p>
      <text:h text:style-name="P76" text:outline-level="1">Fiche résultat</text:h>
      <text:p text:style-name="P24"/>
      <text:p text:style-name="P64"><draw:frame draw:style-name="fr1" draw:name="Objet1" text:anchor-type="paragraph" svg:width="21.59cm" svg:height="0.785cm" draw:z-index="0"><draw:object xlink:href="./Object 1" xlink:type="simple" xlink:show="embed" xlink:actuate="onLoad"/><draw:image xlink:href="./ObjectReplacements/Object 1" xlink:type="simple" xlink:show="embed" xlink:actuate="onLoad"/></draw:frame></text:p>
      <text:p text:style-name="P24"/>
      <text:p text:style-name="P25"><text:span text:style-name="T19">S</text:span><text:span text:style-name="T16">oit une moyenne de 1413 micro secondes.</text:span></text:p>
      <text:p text:style-name="P25"/>
      <text:h text:style-name="P70" text:outline-level="2">Seance 2</text:h>
      <text:p text:style-name="P26"/>
      <text:p text:style-name="P28"><text:span text:style-name="T20">L</text:span><text:span text:style-name="T21">a fonction </text:span><text:span text:style-name="T11"><text:s/></text:span></text:p>
      <text:p text:style-name="P10">vector<text:span text:style-name="T15">&lt;</text:span><text:span text:style-name="T11"> </text:span>vector<text:span text:style-name="T15">&lt;</text:span><text:span text:style-name="T31">int</text:span><text:span text:style-name="T15">&gt;</text:span><text:span text:style-name="T11"> </text:span><text:span text:style-name="T15">&gt;</text:span><text:span text:style-name="T11"> </text:span><text:span text:style-name="T15">toutChemin()</text:span></text:p>
      <text:p text:style-name="P10"/>
      <text:p text:style-name="P60">Renvoie la liste des chemins de s à t.</text:p>
      <text:p text:style-name="P22"/>
      <text:p text:style-name="P60">Elle utilise la fonction</text:p>
      <text:p text:style-name="P36">vector<text:span text:style-name="T15">&lt;</text:span>vector<text:span text:style-name="T15">&lt;</text:span><text:span text:style-name="T31">int</text:span><text:span text:style-name="T15">&gt;&gt;</text:span><text:span text:style-name="T11"> </text:span><text:span text:style-name="T15">recChemin(</text:span></text:p>
      <text:p text:style-name="P36">vector<text:span text:style-name="T15">&lt;</text:span>vector<text:span text:style-name="T15">&lt;</text:span><text:span text:style-name="T31">int</text:span><text:span text:style-name="T15">&gt;&gt;</text:span><text:span text:style-name="T11"> </text:span><text:span text:style-name="T15">allPath, </text:span></text:p>
      <text:p text:style-name="P36">vector<text:span text:style-name="T15">&lt;</text:span><text:span text:style-name="T31">int</text:span><text:span text:style-name="T15">&gt;</text:span><text:span text:style-name="T11"> </text:span><text:span text:style-name="T15">pathRunning,</text:span><text:span text:style-name="T11"> </text:span></text:p>
      <text:p text:style-name="P36"><text:span text:style-name="T38">Activity</text:span><text:span text:style-name="T11"> </text:span><text:span text:style-name="T15">activiteCourante)</text:span></text:p>
      <text:p text:style-name="P36"/>
      <text:p text:style-name="P44">Qui est appelée récursivement.</text:p>
      <text:p text:style-name="P61">La fonction recChemin prend en paramètre le chemin courant, l'ensemble des chemins calculés et l'activité courante et renvoie l'ensemble des chemins calculés concaténé avec les chemins descendant de l'activité activiteCourante dans l'algo de recherche en profondeur.</text:p>
      <text:p text:style-name="P27"/>
      <text:p text:style-name="P65">La fonction </text:p>
      <text:p text:style-name="P37"><text:span text:style-name="T31">void</text:span><text:span text:style-name="T11"> </text:span><text:span text:style-name="T15">afficheIntVectorVector(</text:span>vector<text:span text:style-name="T15">&lt;</text:span><text:span text:style-name="T11"> </text:span>vector<text:span text:style-name="T15">&lt;</text:span><text:span text:style-name="T31">int</text:span><text:span text:style-name="T15">&gt;</text:span><text:span text:style-name="T11"> </text:span><text:span text:style-name="T15">&gt;</text:span><text:span text:style-name="T11"> </text:span><text:span text:style-name="T15">v)</text:span></text:p>
      <text:p text:style-name="P38"/>
      <text:p text:style-name="P45">Permet d'afficher un vecteur de vecteur d'entier.</text:p>
      <text:p text:style-name="P45"><text:soft-page-break/>Le résultat sur l'ensemble des chemins pour Test_10.dat est le suivant :</text:p>
      <text:p text:style-name="P33"/>
      <text:p text:style-name="P42">vecteur[0] </text:p>
      <text:p text:style-name="P42">v[0] 0 v[1] 1 v[2] 6 v[3] 7 v[4] 9 </text:p>
      <text:p text:style-name="P42">vecteur[1] </text:p>
      <text:p text:style-name="P42">v[0] 0 v[1] 1 v[2] 3 v[3] 8 v[4] 9 </text:p>
      <text:p text:style-name="P42">vecteur[2] </text:p>
      <text:p text:style-name="P42">v[0] 0 v[1] 1 v[2] 3 v[3] 5 v[4] 7 v[5] 9 </text:p>
      <text:p text:style-name="P42">vecteur[3] </text:p>
      <text:p text:style-name="P42">v[0] 0 v[1] 2 v[2] 8 v[3] 9 </text:p>
      <text:p text:style-name="P42">vecteur[4] </text:p>
      <text:p text:style-name="P42">v[0] 0 v[1] 2 v[2] 6 v[3] 7 v[4] 9 </text:p>
      <text:p text:style-name="P42">vecteur[5] </text:p>
      <text:p text:style-name="P42">v[0] 0 v[1] 2 v[2] 5 v[3] 7 v[4] 9 </text:p>
      <text:p text:style-name="P42">vecteur[6] </text:p>
      <text:p text:style-name="P42">v[0] 0 v[1] 4 v[2] 8 v[3] 9 </text:p>
      <text:p text:style-name="P42">vecteur[7] </text:p>
      <text:p text:style-name="P42">v[0] 0 v[1] 4 v[2] 7 v[3] 9 </text:p>
      <text:p text:style-name="P29"/>
      <text:p text:style-name="P65">Ce qui signifie qu'il y a 8 chemins de s à t qui sont :</text:p>
      <text:p text:style-name="P29"/>
      <text:p text:style-name="P65">0,1,6,7,9</text:p>
      <text:p text:style-name="P65">0,1,3,8,9</text:p>
      <text:p text:style-name="P65">0,1,3,5,7,9</text:p>
      <text:p text:style-name="P65">0,2,8,9</text:p>
      <text:p text:style-name="P65">0,2,6,7,9</text:p>
      <text:p text:style-name="P65">0,2,5,7,9</text:p>
      <text:p text:style-name="P65">0,4,8,9</text:p>
      <text:p text:style-name="P65">0,4,7,9</text:p>
      <text:p text:style-name="P29"/>
      <text:p text:style-name="P65">La fonction </text:p>
      <text:p text:style-name="P37"><text:soft-page-break/><text:span text:style-name="T31">int</text:span><text:span text:style-name="T11"> </text:span><text:span text:style-name="T15">Regrets(</text:span>vector<text:span text:style-name="T15">&lt;</text:span><text:span text:style-name="T11"> </text:span>vector<text:span text:style-name="T15">&lt;</text:span><text:span text:style-name="T31">int</text:span><text:span text:style-name="T15">&gt;</text:span><text:span text:style-name="T11"> </text:span><text:span text:style-name="T15">&gt;</text:span><text:span text:style-name="T11"> </text:span><text:span text:style-name="T15">allPath,</text:span><text:span text:style-name="T31">int</text:span><text:span text:style-name="T11"> </text:span><text:span text:style-name="T15">numChemin)</text:span></text:p>
      <text:p text:style-name="P37"/>
      <text:p text:style-name="P38"><text:span text:style-name="T15">Calcule le regret pour un chemin et prend en </text:span><text:span text:style-name="T27">paramètre</text:span><text:span text:style-name="T15"> la liste des chemins et le </text:span><text:span text:style-name="T27">numéro</text:span><text:span text:style-name="T15"> du chemin voulu.</text:span></text:p>
      <text:p text:style-name="P23"/>
      <text:p text:style-name="P62">La fonction</text:p>
      <text:p text:style-name="P34"><text:span text:style-name="T31">int</text:span><text:span text:style-name="T11"> </text:span><text:span text:style-name="T15">afficheRegretMinChem(</text:span>vector<text:span text:style-name="T15">&lt;</text:span><text:span text:style-name="T11"> </text:span>vector<text:span text:style-name="T15">&lt;</text:span><text:span text:style-name="T31">int</text:span><text:span text:style-name="T15">&gt;</text:span><text:span text:style-name="T11"> </text:span><text:span text:style-name="T15">&gt;</text:span><text:span text:style-name="T11"> </text:span><text:span text:style-name="T15">allPath)</text:span></text:p>
      <text:p text:style-name="P34"/>
      <text:p text:style-name="P46">Prend en paramètre tous les chemins et retourne l'indice du chemin avec le regret minimal.</text:p>
      <text:p text:style-name="P39"/>
      <text:p text:style-name="P46">La fonction</text:p>
      <text:p text:style-name="P39"><text:span text:style-name="T11"><text:s/></text:span><text:span text:style-name="T34">void</text:span><text:span text:style-name="T14"> </text:span><text:span text:style-name="T24">afficheRegrets(</text:span><text:span text:style-name="T36">vector</text:span><text:span text:style-name="T24">&lt;</text:span><text:span text:style-name="T14"> </text:span><text:span text:style-name="T36">vector</text:span><text:span text:style-name="T24">&lt;</text:span><text:span text:style-name="T34">int</text:span><text:span text:style-name="T24">&gt;</text:span><text:span text:style-name="T14"> </text:span><text:span text:style-name="T24">&gt;</text:span><text:span text:style-name="T14"> </text:span><text:span text:style-name="T24">allPath)</text:span></text:p>
      <text:p text:style-name="P46">permet d'afficher tous les regrets.</text:p>
      <text:p text:style-name="P46">Pour le fichier Test_10.dat, on obtient :</text:p>
      <text:p text:style-name="P39"/>
      <text:p text:style-name="P43">regret 0 14 </text:p>
      <text:p text:style-name="P43">regret 1 19 </text:p>
      <text:p text:style-name="P43">regret 2 15 </text:p>
      <text:p text:style-name="P43">regret 3 16 </text:p>
      <text:p text:style-name="P43">regret 4 17 </text:p>
      <text:p text:style-name="P43">regret 5 10 </text:p>
      <text:p text:style-name="P43">regret 6 14 </text:p>
      <text:p text:style-name="P43">regret 7 7 </text:p>
      <text:p text:style-name="P34"/>
      <text:p text:style-name="P39"><text:span text:style-name="T15">Ce qui signifie que le chemin 0 (</text:span><text:span text:style-name="T28">0,1,6,7,9</text:span><text:span text:style-name="T15">) a un regret de 14, etc...</text:span></text:p>
      <text:p text:style-name="P39"/>
      <text:p text:style-name="P47">La fonction</text:p>
      <text:p text:style-name="P39"/>
      <text:p text:style-name="P34"><text:span text:style-name="T31">void</text:span><text:span text:style-name="T11"> </text:span><text:span text:style-name="T15">chRobusteMinRegret(</text:span>vector<text:span text:style-name="T15">&lt;</text:span><text:span text:style-name="T11"> </text:span>vector<text:span text:style-name="T15">&lt;</text:span><text:span text:style-name="T31">int</text:span><text:span text:style-name="T15">&gt;</text:span><text:span text:style-name="T11"> </text:span><text:span text:style-name="T15">&gt;</text:span><text:span text:style-name="T11"> </text:span><text:span text:style-name="T15">allPath,</text:span><text:span text:style-name="T11"> </text:span><text:span text:style-name="T31">int</text:span><text:span text:style-name="T15">&amp;</text:span><text:span text:style-name="T11"> </text:span><text:span text:style-name="T15">chem,</text:span><text:span text:style-name="T31">int</text:span><text:span text:style-name="T15">&amp;</text:span><text:span text:style-name="T11"> </text:span><text:span text:style-name="T15">reg)</text:span></text:p>
      <text:p text:style-name="P46"/>
      <text:p text:style-name="P63">Utilise le passage par référence. Elle permet de renvoyer le numéro du chemin robuste et la valeur du regret minimal correspondant.</text:p>
      <text:p text:style-name="P63"/>
      <text:h text:style-name="P77" text:outline-level="1"><text:soft-page-break/>Remarque</text:h>
      <text:p text:style-name="P67"/>
      <text:p text:style-name="P55">Les durées max étant souvent exprimées en flottant <text:span text:style-name="T39">avec une précision de 2 chiffres après la virgule</text:span> dans les fichiers tests, <text:span text:style-name="T39">il ne faut pas oublier de mettre 100 en troisième argument de la fonction pour se ramener à des entiers. Il faudra ensuite diviser le regret par 100. Je ne savais pas qu'il fallait faire cette manip et n'ait pas compris tout de suite pourquoi il y avait des regrets nuls.</text:span></text:p>
      <text:p text:style-name="P56">Cependant, cela ne suffit pas à empêcher les erreurs. En effet, de la même manière que</text:p>
      <text:p text:style-name="P40"><text:span text:style-name="T31">int</text:span><text:span text:style-name="T11"> </text:span><text:span text:style-name="T15">coeff=</text:span><text:span text:style-name="T40">100</text:span><text:span text:style-name="T15">;</text:span></text:p>
      <text:p text:style-name="P52"><text:span text:style-name="T11"><text:s text:c="4"/></text:span><text:span text:style-name="T15">cout</text:span><text:span text:style-name="T11"> </text:span><text:span text:style-name="T15">&lt;&lt;</text:span><text:span text:style-name="T11"> </text:span><text:span text:style-name="T15">(</text:span><text:span text:style-name="T31">int</text:span><text:span text:style-name="T15">)</text:span><text:span text:style-name="T11"> </text:span><text:span text:style-name="T15">(floor((</text:span><text:span text:style-name="T31">float</text:span><text:span text:style-name="T15">)</text:span><text:span text:style-name="T40">3.78</text:span><text:span text:style-name="T11"> </text:span><text:span text:style-name="T15">*coeff));</text:span></text:p>
      <text:p text:style-name="P48"/>
      <text:p text:style-name="P50"><text:span text:style-name="T30">Renvoie <text:s/>3.77</text:span></text:p>
      <text:p text:style-name="P50"/>
      <text:p text:style-name="P51"><text:span text:style-name="T29">Il y a un problème d'approximation </text:span></text:p>
      <text:p text:style-name="P51"><text:span text:style-name="T29">(alors meme que</text:span></text:p>
      <text:p text:style-name="P52"><text:span text:style-name="T22">cout</text:span><text:span text:style-name="T13"> </text:span><text:span text:style-name="T22">&lt;&lt;</text:span><text:span text:style-name="T13"> </text:span><text:span text:style-name="T22">(</text:span><text:span text:style-name="T33">int</text:span><text:span text:style-name="T22">)</text:span><text:span text:style-name="T13"> </text:span><text:span text:style-name="T22">(floor((</text:span><text:span text:style-name="T33">float</text:span><text:span text:style-name="T22">)</text:span><text:span text:style-name="T41">3.78</text:span><text:span text:style-name="T13"> </text:span><text:span text:style-name="T22">*</text:span><text:span text:style-name="T23">100</text:span><text:span text:style-name="T22">));</text:span></text:p>
      <text:p text:style-name="P49"><text:span text:style-name="T15">renvoie bien 3.78)</text:span></text:p>
      <text:p text:style-name="P49"/>
      <text:p text:style-name="P49"><text:span text:style-name="T15">On le remarque avec le fichier wPat1.rcp.</text:span></text:p>
      <text:p text:style-name="P49"><text:span text:style-name="T15">Lorsqu'on affiche le graphe, en mettant 100 comme troisième argument, on obtient 377 au lieu de 378 pour la durée de l'activité 1.</text:span></text:p>
      <text:p text:style-name="P68"/>
      <text:h text:style-name="P78" text:outline-level="1">Fiche résultat</text:h>
      <text:p text:style-name="Text_20_body"/>
      <text:p text:style-name="P5"><text:tab/></text:p>
      <text:p text:style-name="Text_20_body"/>
      <text:p text:style-name="Text_20_body"/>
      <text:h text:style-name="Heading_20_1" text:outline-level="1"/>
      <text:p text:style-name="P5"><text:tab/></text:p>
      <text:h text:style-name="P66" text:outline-level="2"/>
      <text:h text:style-name="Heading_20_1" text:outline-level="1">Conclusion</text:h>
      <text:p text:style-name="Text_20_body"/>
      <text:p text:style-name="Text_20_body"><text:tab/>Le système de reconnaissance simple apporte déjà d'assez bons résultats, mais on pourrait le rendre encore plus fiable avec d'autres paramètres que le Cepstre.</text:p>
      <text:h text:style-name="P71" text:outline-level="2">Contact</text:h>
      <text:p text:style-name="Text_20_body"><text:tab/>Si il y a des erreurs, des remarques, des ajouts à faire, etc.</text:p>
      <text:p text:style-name="Text_20_body">Veuillez en faire part à <text:span text:style-name="T2">une de ces</text:span> adresse<text:span text:style-name="T2">s</text:span> :</text:p>
      <text:p text:style-name="Text_20_body"><text:a xlink:type="simple" xlink:href="mailto:wedg@hotmail.fr">wedg@hotmail.fr</text:a> <text:span text:style-name="T2">(Veysseire Daniel)</text:span></text:p>
      <text:p text:style-name="P6"><text:a xlink:type="simple" xlink:href="mailto:mickaelfabre@free.fr">mickaelfabre@free.fr</text:a> (Fabre 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 style:font-family-complex="'Lohit Hindi'"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paragraph-rsid="001295e1" style:font-size-asian="10pt" style:font-size-complex="10pt"/>
    </style:style>
    <style:style style:name="MP2" style:family="paragraph" style:parent-style-name="Footer">
      <style:paragraph-properties fo:text-align="end" style:justify-single-word="false"/>
    </style:style>
    <style:style style:name="MT1" style:family="text">
      <style:text-properties officeooo:rsid="001295e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Veysseire Daniel <text:span text:style-name="MT1">&amp; Fabre Mickael TP Graphes</text:span> Université Paul Sabatier</text:p>
      </style:header>
      <style:footer>
        <text:p text:style-name="MP2"><text:page-number text:select-page="current">9</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4-01-22T16:11:01</meta:creation-date>
    <dc:date>2014-11-22T19:52:53.735268306</dc:date>
    <dc:creator>JackDanny </dc:creator>
    <meta:editing-duration>P3DT17M11S</meta:editing-duration>
    <meta:editing-cycles>321</meta:editing-cycles>
    <meta:generator>LibreOffice/4.2.7.2$Linux_x86 LibreOffice_project/420m0$Build-2</meta:generator>
    <meta:document-statistic meta:table-count="0" meta:image-count="0" meta:object-count="1" meta:page-count="9" meta:paragraph-count="124" meta:word-count="938" meta:character-count="5479" meta:non-whitespace-character-count="46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Feuille1" table:style-name="ta1">
        <table:table-column table:style-name="co1" table:number-columns-repeated="16" table:default-cell-style-name="Default"/>
        <table:table-row table:style-name="ro1" table:number-rows-repeated="2">
          <table:table-cell table:number-columns-repeated="16"/>
        </table:table-row>
        <table:table-row table:style-name="ro1">
          <table:table-cell table:number-columns-repeated="5"/>
          <table:table-cell table:style-name="ce2" office:value-type="string" calcext:value-type="string">
            <text:p>Test_10.dat</text:p>
          </table:table-cell>
          <table:table-cell table:style-name="ce2" office:value-type="string" calcext:value-type="string">
            <text:p>wPat1.rcp</text:p>
          </table:table-cell>
          <table:table-cell table:style-name="ce2" office:value-type="string" calcext:value-type="string">
            <text:p>wPat2.rcp</text:p>
          </table:table-cell>
          <table:table-cell table:style-name="ce2" office:value-type="string" calcext:value-type="string">
            <text:p>wPat3.rcp</text:p>
          </table:table-cell>
          <table:table-cell table:style-name="ce2" office:value-type="string" calcext:value-type="string">
            <text:p>wPat4.rcp</text:p>
          </table:table-cell>
          <table:table-cell table:style-name="ce2" office:value-type="string" calcext:value-type="string">
            <text:p>wPat5.rcp</text:p>
          </table:table-cell>
          <table:table-cell table:style-name="ce2" office:value-type="string" calcext:value-type="string">
            <text:p>wPat6.rcp</text:p>
          </table:table-cell>
          <table:table-cell table:style-name="ce2" office:value-type="string" calcext:value-type="string">
            <text:p>wPat7.rcp</text:p>
          </table:table-cell>
          <table:table-cell table:style-name="ce2" office:value-type="string" calcext:value-type="string">
            <text:p>wPat8.rcp</text:p>
          </table:table-cell>
          <table:table-cell table:style-name="ce2" office:value-type="string" calcext:value-type="string">
            <text:p>wPat9.rcp</text:p>
          </table:table-cell>
          <table:table-cell table:style-name="ce2" office:value-type="string" calcext:value-type="string">
            <text:p>wPat10.rcp</text:p>
          </table:table-cell>
        </table:table-row>
        <table:table-row table:style-name="ro1">
          <table:table-cell table:number-columns-repeated="5"/>
          <table:table-cell table:style-name="ce2" office:value-type="float" office:value="268" calcext:value-type="float">
            <text:p>268</text:p>
          </table:table-cell>
          <table:table-cell table:style-name="ce2" office:value-type="float" office:value="769" calcext:value-type="float">
            <text:p>769</text:p>
          </table:table-cell>
          <table:table-cell table:style-name="ce2" office:value-type="float" office:value="3164" calcext:value-type="float">
            <text:p>3164</text:p>
          </table:table-cell>
          <table:table-cell table:style-name="ce2" office:value-type="float" office:value="3015" calcext:value-type="float">
            <text:p>3015</text:p>
          </table:table-cell>
          <table:table-cell table:style-name="ce2" office:value-type="float" office:value="2008" calcext:value-type="float">
            <text:p>2008</text:p>
          </table:table-cell>
          <table:table-cell table:style-name="ce2" office:value-type="float" office:value="1133" calcext:value-type="float">
            <text:p>1133</text:p>
          </table:table-cell>
          <table:table-cell table:style-name="ce2" office:value-type="float" office:value="953" calcext:value-type="float">
            <text:p>953</text:p>
          </table:table-cell>
          <table:table-cell table:style-name="ce2" office:value-type="float" office:value="1123" calcext:value-type="float">
            <text:p>1123</text:p>
          </table:table-cell>
          <table:table-cell table:style-name="ce2" office:value-type="float" office:value="1326" calcext:value-type="float">
            <text:p>1326</text:p>
          </table:table-cell>
          <table:table-cell table:style-name="ce2" office:value-type="float" office:value="808" calcext:value-type="float">
            <text:p>808</text:p>
          </table:table-cell>
          <table:table-cell table:style-name="ce2" office:value-type="float" office:value="978" calcext:value-type="float">
            <text:p>97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2">00/00/0000</text:date>, <text:time style:data-style-name="N2" text:time-value="17:05:03.521442305">00:00:00</text:time></text:p>
        </style:region-right>
      </style:header>
      <style:header-left style:display="false"/>
      <style:footer>
        <text:p>Page <text:page-number>1</text:page-number> / <text:page-count>99</text:page-count></text:p>
      </style:footer>
      <style:footer-left style:display="false"/>
    </style:master-page>
  </office:master-styles>
</office:document-styles>
</file>